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786cm"/>
    </style:style>
    <style:style style:name="ro1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-bottom="none" fo:wrap-option="wrap" fo:border-left="0.74pt solid #000000" fo:border-right="none" fo:border-top="none"/>
      <style:text-properties fo:color="#000000" style:text-outline="false" style:text-line-through-style="none" style:text-line-through-typ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#81d41a"/>
      <style:text-properties style:font-name="Arial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ackground-color="#ffff00"/>
      <style:text-properties style:font-name="Arial"/>
    </style:style>
    <style:style style:name="ce10" style:family="table-cell" style:parent-style-name="Default">
      <style:table-cell-properties fo:background-color="#ff0000"/>
      <style:text-properties style:font-name="Ari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6378" table:default-cell-style-name="Default"/>
        <table:table-column table:style-name="co2" table:default-cell-style-name="ce13"/>
        <table:table-row table:style-name="ro1">
          <table:table-cell table:style-name="ce1" office:value-type="string" calcext:value-type="string">
            <text:p>riesgos</text:p>
          </table:table-cell>
          <table:table-cell table:style-name="ce5" office:value-type="string" calcext:value-type="string">
            <text:p>bajos</text:p>
          </table:table-cell>
          <table:table-cell table:style-name="ce5" office:value-type="string" calcext:value-type="string">
            <text:p>medios </text:p>
          </table:table-cell>
          <table:table-cell table:style-name="ce5" office:value-type="string" calcext:value-type="string">
            <text:p>altos</text:p>
          </table:table-cell>
          <table:table-cell table:style-name="ce5" office:value-type="string" calcext:value-type="string">
            <text:p>como tratarlos</text:p>
          </table:table-cell>
          <table:table-cell table:style-name="ce5" table:number-columns-repeated="16378"/>
          <table:table-cell table:style-name="ce12"/>
        </table:table-row>
        <table:table-row table:style-name="ro1">
          <table:table-cell table:style-name="ce2" office:value-type="string" calcext:value-type="string">
            <text:p>Fugas de datos personales de usuarios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Implementar cifrado para todos los datos personales y protocolos de acceso seguro (como OAuth o OpenID)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cceso no autorizado a cuentas de usuario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Habilitar autenticación multifactor (MFA) para mejorar la seguridad del acceso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Filtración de datos bancarios o de tarjetas de crédito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Cumplir con los estándares PCI-DSS (Payment Card Industry Data Security Standard) y usar tokenización para datos de tarjetas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taques de phishing para robar credenciales.</text:p>
          </table:table-cell>
          <table:table-cell table:style-name="ce6"/>
          <table:table-cell table:style-name="ce9"/>
          <table:table-cell table:style-name="ce6"/>
          <table:table-cell table:style-name="ce11" office:value-type="string" calcext:value-type="string">
            <text:p>Implementar sistemas de detección de phishing y educar a los usuarios sobre la verificación de la autenticidad de los enlaces y correos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nyección SQL para acceder a la base de datos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Utilizar consultas preparadas (prepared statements) y ORM (Object-Relational Mapping) para prevenir la inyección de SQL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taques de fuerza bruta para descifrar contraseñas.</text:p>
          </table:table-cell>
          <table:table-cell table:style-name="ce6"/>
          <table:table-cell table:style-name="ce9"/>
          <table:table-cell table:style-name="ce6"/>
          <table:table-cell table:style-name="ce11" office:value-type="string" calcext:value-type="string">
            <text:p>Implementar límites de intentos de inicio de sesión y bloqueo de cuenta temporal en caso de intentos fallidos consecutivos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Robo de información mediante ingeniería social.</text:p>
          </table:table-cell>
          <table:table-cell table:style-name="ce6"/>
          <table:table-cell table:style-name="ce9"/>
          <table:table-cell table:style-name="ce6"/>
          <table:table-cell table:style-name="ce11" office:value-type="string" calcext:value-type="string">
            <text:p>Capacitar a los empleados y usuarios sobre los riesgos de ingeniería social y reforzar el uso de prácticas seguras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Fallas en la infraestructura de red que causen caídas en la aplicación.</text:p>
          </table:table-cell>
          <table:table-cell table:style-name="ce6"/>
          <table:table-cell table:style-name="ce9"/>
          <table:table-cell table:style-name="ce6"/>
          <table:table-cell table:style-name="ce11" office:value-type="string" calcext:value-type="string">
            <text:p>Configurar sistemas de respaldo y redundancia en los servidores y redes para reducir la dependencia de un único punto de falla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taques de denegación de servicio (DDoS) que saturen los servidores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Implementar firewalls de aplicaciones web (WAF), detección y mitigación de ataques DDoS en la infraestructura de red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alware que comprometa la integridad de la aplicación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Realizar análisis de seguridad frecuentes y auditorías de código para detectar y eliminar posibles vulnerabilidades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plicación no actualizada con parches de seguridad.</text:p>
          </table:table-cell>
          <table:table-cell table:style-name="ce6"/>
          <table:table-cell table:style-name="ce9"/>
          <table:table-cell table:style-name="ce6"/>
          <table:table-cell table:style-name="ce11" office:value-type="string" calcext:value-type="string">
            <text:p>Mantener actualizada la aplicación con parches de seguridad regulares y asegurarse de que las bibliotecas de terceros también estén actualizadas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érdida de datos por errores en la base de datos.</text:p>
          </table:table-cell>
          <table:table-cell table:style-name="ce6"/>
          <table:table-cell table:style-name="ce9"/>
          <table:table-cell table:style-name="ce6"/>
          <table:table-cell table:style-name="ce11" office:value-type="string" calcext:value-type="string">
            <text:p>Implementar copias de seguridad automáticas y almacenamiento en la nube para minimizar la pérdida de datos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al manejo de las sesiones de usuario que permita accesos indebidos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Implementar tokens seguros de sesión con expiración y encriptación para asegurar que las sesiones no sean vulnerables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cceso a datos sensibles debido a mala configuración de permisos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Revisar y optimizar los permisos en la base de datos y API, aplicando el principio de menor privilegio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Riesgo de fraude en las transacciones con tarjetas robadas o falsas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Utilizar sistemas antifraude que analicen patrones de comportamiento y detección de transacciones sospechosas en tiempo real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Vulnerabilidades en la interfaz de programación (API) que se exploten para acceso no autorizado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Aplicar autenticación, autorización y validación de datos en todas las solicitudes de API, y usar APIs RESTful con HTTPS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Filtración de datos por conexiones inseguras (sin HTTPS)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Asegurarse de que todas las conexiones de la aplicación se realicen a través de HTTPS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nyección de scripts (XSS) para engañar a los usuarios o robar información.</text:p>
          </table:table-cell>
          <table:table-cell table:style-name="ce6" table:number-columns-repeated="2"/>
          <table:table-cell table:style-name="ce10"/>
          <table:table-cell table:style-name="ce11" office:value-type="string" calcext:value-type="string">
            <text:p>Aplicar limpieza y escape de caracteres en las entradas del usuario, y habilitar el Content Security Policy (CSP) en la configuración del navegador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Falta de validación de datos de entrada, que permite exploits en la aplicación.</text:p>
          </table:table-cell>
          <table:table-cell table:style-name="ce6"/>
          <table:table-cell table:style-name="ce9"/>
          <table:table-cell table:style-name="ce6"/>
          <table:table-cell table:style-name="ce11" office:value-type="string" calcext:value-type="string">
            <text:p>Implementar validación en el servidor para todas las entradas de usuario, evitando que se introduzcan datos no deseados o maliciosos.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roblemas de compatibilidad en actualizaciones que expongan vulnerabilidades.</text:p>
          </table:table-cell>
          <table:table-cell table:style-name="ce7"/>
          <table:table-cell table:style-name="ce6" table:number-columns-repeated="2"/>
          <table:table-cell table:style-name="ce11" office:value-type="string" calcext:value-type="string">
            <text:p>Realizar pruebas de compatibilidad en entornos de pre-producción antes de lanzar actualizaciones y contar con un plan de reversión.</text:p>
          </table:table-cell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style-name="ce4"/>
          <table:table-cell table:style-name="ce8" table:number-columns-repeated="16382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08:59:51.56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0:49:28.202000000</meta:creation-date>
    <dc:date>2024-11-07T09:12:56.376000000</dc:date>
    <meta:editing-duration>PT5M27S</meta:editing-duration>
    <meta:editing-cycles>3</meta:editing-cycles>
    <meta:generator>LibreOffice/24.8.2.1$Windows_X86_64 LibreOffice_project/0f794b6e29741098670a3b95d60478a65d05ef13</meta:generator>
    <meta:document-statistic meta:table-count="1" meta:cell-count="45" meta:object-count="0"/>
  </office:meta>
</office:document-meta>
</file>